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F000000762AACF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, Helvetic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996cm" style:rel-column-width="34653*"/>
    </style:style>
    <style:style style:name="Tableau2.B" style:family="table-column">
      <style:table-column-properties style:column-width="8.017cm" style:rel-column-width="30882*"/>
    </style:style>
    <style:style style:name="Tableau2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2.B1" style:family="table-cell">
      <style:table-cell-properties fo:padding="0.097cm" fo:border="0.002cm solid #cccccc"/>
    </style:style>
    <style:style style:name="Tableau2.A2" style:family="table-cell">
      <style:table-cell-properties fo:padding="0.097cm" fo:border-left="0.002cm solid #cccccc" fo:border-right="none" fo:border-top="none" fo:border-bottom="0.002cm solid #cccccc"/>
    </style:style>
    <style:style style:name="Tableau2.B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3.097cm" style:rel-column-width="50450*"/>
    </style:style>
    <style:style style:name="Tableau6.B" style:family="table-column">
      <style:table-column-properties style:column-width="3.916cm" style:rel-column-width="15085*"/>
    </style:style>
    <style:style style:name="Tableau6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eau6.B1" style:family="table-cell">
      <style:table-cell-properties fo:background-color="#cccccc" fo:padding="0.097cm" fo:border-left="0.088cm solid #ffffff" fo:border-right="none" fo:border-top="none" fo:border-bottom="0.002cm solid #000000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0.185cm" style:rel-column-width="39232*"/>
    </style:style>
    <style:style style:name="Tableau3.B" style:family="table-column">
      <style:table-column-properties style:column-width="2.912cm" style:rel-column-width="11218*"/>
    </style:style>
    <style:style style:name="Tableau3.C" style:family="table-column">
      <style:table-column-properties style:column-width="3.916cm" style:rel-column-width="15085*"/>
    </style:style>
    <style:style style:name="Tableau3.A1" style:family="table-cell">
      <style:table-cell-properties fo:padding="0.097cm" fo:border-left="none" fo:border-right="none" fo:border-top="0.002cm solid #000000" fo:border-bottom="0.002cm solid #cccccc"/>
    </style:style>
    <style:style style:name="Tableau3.A2" style:family="table-cell">
      <style:table-cell-properties fo:padding="0.097cm" fo:border-left="none" fo:border-right="none" fo:border-top="none" fo:border-bottom="0.002cm solid #cccccc"/>
    </style:style>
    <style:style style:name="Tableau3.A3" style:family="table-cell">
      <style:table-cell-properties fo:padding="0.097cm" fo:border="none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0.4cm" fo:text-align="center" style:justify-single-word="false" style:vertical-align="baseli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1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9" style:family="paragraph" style:parent-style-name="Standard">
      <style:paragraph-properties fo:line-height="0.4cm" fo:text-align="center" style:justify-single-word="false"/>
      <style:text-properties style:font-name="Arial1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4cm" fo:text-align="start" style:justify-single-word="false"/>
      <style:text-properties fo:text-transform="uppercase" style:font-name="Aria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line-height="0.4cm" fo:text-align="center" style:justify-single-word="false"/>
      <style:text-properties fo:color="#000000" style:text-outline="false" style:text-line-through-style="none" style:font-name="Arial1" fo:font-size="9pt" fo:language="fr" fo:country="FR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line-height="0.4cm" fo:text-align="start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use-window-font-color="true" style:font-name="Arial1" fo:font-size="10pt" style:font-size-asian="10pt" style:font-size-complex="10pt"/>
    </style:style>
    <style:style style:name="P15" style:family="paragraph" style:parent-style-name="Standard">
      <style:paragraph-properties fo:line-height="0.4cm" fo:text-align="start" style:justify-single-word="fals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Arial2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ScalaSansLF-Caps" fo:font-size="2pt" fo:language="fr" fo:country="FR" fo:font-style="normal" fo:text-shadow="none" style:text-underline-style="none" fo:font-weight="bold" style:font-size-asian="2pt" style:font-style-asian="normal" style:font-weight-asian="bold" style:font-size-complex="2pt" style:font-style-complex="normal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font-name="Arial1" fo:font-size="9pt" fo:language="fr" fo:country="FR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text-transform="uppercase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ext-input text:description="&lt;setLang(o.partner_id.lang)&gt;">LANGUAGE</text:text-input></text:p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15"><text:text-input text:description="&lt;if test=&quot;o.partner_id.parent_id&quot;&gt;">If company</text:text-input><text:span text:style-name="T3"><text:text-input text:description="&lt;(o.partner_id.parent_id.title and o.partner_id.parent_id.title.name + ' ') or ''&gt;">Company title</text:text-input></text:span><text:span text:style-name="T3"> </text:span><text:span text:style-name="T3"><text:text-input text:description="&lt;o.partner_id.parent_id.name&gt;">Company name</text:text-input></text:span> <text:text-input text:description="&lt;/if&gt;">end if</text:text-input></text:p>
            <text:p text:style-name="P14"><text:text-input text:description="&lt;(o.partner_id and o.partner_id.title and o.partner_id.title.name + ' ') or ''&gt;">Partner title</text:text-input><text:span text:style-name="T3"><text:text-input text:description="&lt;o.partner_id and o.partner_id.name or ''&gt;">Partner name</text:text-input></text:span></text:p>
            <text:p text:style-name="P14"><text:text-input text:description="&lt;(o.partner_id.parent_id and display_address(o.partner_id.parent_id)) or (o.partner_id and display_address(o.partner_id)) or ''&gt;">Partner address</text:text-input></text:p>
            <text:p text:style-name="P7"><text:span text:style-name="T4"><text:text-input text:description="&lt;if test='o.partner_id.phone'&gt;">If partner's got Tel</text:text-input></text:span><text:span text:style-name="T4"><text:text-input text:description="&lt;_(&quot;Tel:&quot;)&gt;">Tel:</text:text-input></text:span> <text:text-input text:description="&lt;o.partner_id.phone&gt;">Phone partner</text:text-input><text:span text:style-name="T4"><text:text-input text:description="&lt;/if&gt;">End if Tel</text:text-input></text:span></text:p>
            <text:p text:style-name="P7"><text:span text:style-name="T4"><text:text-input text:description="&lt;if test='o.partner_id.fax'&gt;">If partner's got Fax</text:text-input></text:span><text:span text:style-name="T4"><text:text-input text:description="&lt;_(&quot;Fax:&quot;)&gt;">Fax:</text:text-input></text:span> <text:text-input text:description="&lt;o.partner_id.fax&gt;">Fax partner</text:text-input><text:span text:style-name="T4"><text:text-input text:description="&lt;/if&gt;">End if fax</text:text-input></text:span></text:p>
            <text:p text:style-name="P13"><text:text-input text:description="&lt;if test='o.partner_id.code_tva'&gt;">If partner's got VAT</text:text-input>TVA : <text:text-input text:description="&lt;o.partner_id.code_tva&gt;">VAT partner</text:text-input><text:text-input text:description="&lt;/if&gt;">End if fax</text:text-input></text:p>
          </table:table-cell>
        </table:table-row>
      </table:table>
      <text:h text:style-name="Heading_20_1" text:outline-level="1"><text:span text:style-name="T2">Bon de livraison </text:span><text:span text:style-name="T2"><text:text-input text:description="&lt;o.name&gt;">Name</text:text-input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Réf. Commande</text:p>
          </table:table-cell>
          <table:table-cell table:style-name="Tableau2.B1" office:value-type="string">
            <text:p text:style-name="P8">Date</text:p>
          </table:table-cell>
        </table:table-row>
        <table:table-row>
          <table:table-cell table:style-name="Tableau2.A2" office:value-type="string">
            <text:p text:style-name="P3"><text:text-input text:description="&lt;o.origin&gt;">Order reference</text:text-input></text:p>
          </table:table-cell>
          <table:table-cell table:style-name="Tableau2.B2" office:value-type="string">
            <text:p text:style-name="P3"><text:text-input text:description="&lt;o.date_done and formatLang(o.date_done, date=True) or ''&gt;">Date done</text:text-input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<text:text-input text:description="&lt;_(&quot;Description&quot;)&gt;">Description</text:text-input></text:p>
          </table:table-cell>
          <table:table-cell table:style-name="Tableau6.B1" office:value-type="string">
            <text:p text:style-name="P6">Qté</text:p>
          </table:table-cell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table:number-columns-spanned="3" office:value-type="string">
            <text:p text:style-name="P9"><text:text-input text:description="&lt;for each=&quot;move in o.move_lines&quot;&gt;">loop on lines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"><text:text-input text:description="&lt;move.product_id&gt;">Description</text:text-input></text:p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><text:text-input text:description="&lt;formatLang(move.product_qty or 0.00)&gt;">Qty</text:text-input></text:p>
          </table:table-cell>
        </table:table-row>
        <table:table-row>
          <table:table-cell table:style-name="Tableau3.A3" table:number-columns-spanned="3" office:value-type="string">
            <text:p text:style-name="P12"><text:text-input text:description="&lt;/for&gt;">end loop</text:text-input>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Arial" svg:font-family="Arial, Helvetica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style:font-name="Arial" fo:font-size="12pt" style:font-name-asian="Arial" style:font-size-asian="12pt" style:font-name-complex="Arial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1" style:family="paragraph" style:parent-style-name="Standard" style:next-style-name="Standard">
      <style:paragraph-properties fo:text-align="start" style:justify-single-word="false"/>
      <style:text-properties style:use-window-font-color="true" style:font-name="Arial" fo:font-size="12pt" style:font-name-asian="Arial" style:font-size-asian="10.5pt" style:font-name-complex="Arial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2" style:family="paragraph" style:parent-style-name="Standard" style:next-style-name="Standard">
      <style:paragraph-properties fo:text-align="start" style:justify-single-word="false"/>
      <style:text-properties style:use-window-font-color="true" style:font-name="Arial" fo:font-size="12pt" style:font-name-asian="Arial" style:font-size-asian="10.5pt" style:font-name-complex="Arial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9.128cm" fo:margin-left="-1.018cm" fo:margin-right="-1.109cm" table:align="margins"/>
    </style:style>
    <style:style style:name="Tableau5.A" style:family="table-column">
      <style:table-column-properties style:column-width="9.562cm" style:rel-column-width="32764*"/>
    </style:style>
    <style:style style:name="Tableau5.B" style:family="table-column">
      <style:table-column-properties style:column-width="9.566cm" style:rel-column-width="32771*"/>
    </style:style>
    <style:style style:name="Tableau5.A1" style:family="table-cell">
      <style:table-cell-properties style:vertical-align="bottom" fo:padding="0.097cm" fo:border="none"/>
    </style:style>
    <style:style style:name="Tableau5.B1" style:family="table-cell">
      <style:table-cell-properties style:vertical-align=""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="0.002cm solid #cccccc"/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start" style:justify-single-word="false"/>
      <style:text-properties fo:text-transform="uppercase"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0.4cm"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MP5" style:family="paragraph" style:parent-style-name="Table_20_Contents">
      <style:text-properties style:font-name="Arial2" fo:font-weight="bold" style:font-weight-asian="bold" style:font-weight-complex="bold"/>
    </style:style>
    <style:style style:name="MP6" style:family="paragraph" style:parent-style-name="Standard">
      <style:paragraph-properties fo:line-height="0.4cm" fo:text-align="center" style:justify-single-word="false" style:vertical-align="baseli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875cm" fo:margin-bottom="0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4.5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row>
            <table:table-cell table:style-name="Tableau5.A1" office:value-type="string">
              <text:p text:style-name="MP1"><text:span text:style-name="MT1"><text:text-input text:description="&lt;o.company_id.name&gt;">Name</text:text-input></text:span> <text:s text:c="154"/></text:p>
              <text:p text:style-name="MP1"><text:text-input text:description="&lt;o.company_id.partner_id.street&gt;">street partner</text:text-input></text:p>
              <text:p text:style-name="MP2"><text:text-input text:description="&lt;o.company_id.partner_id.zip&gt;">postcode partner</text:text-input> <text:text-input text:description="&lt;o.company_id.partner_id.city&gt;">city partner</text:text-input> - <text:text-input text:description="&lt;(o.company_id.partner_id.country_id.name)&gt;">country partner</text:text-input></text:p>
              <text:p text:style-name="MP1"><text:text-input text:description="&lt;_(&quot;Phone:&quot;)&gt;">Phone:</text:text-input> <text:text-input text:description="&lt;o.company_id.partner_id.phone&gt;">Phone</text:text-input></text:p>
              <text:p text:style-name="MP1"><draw:frame draw:style-name="Mfr1" draw:name="images1" text:anchor-type="paragraph" svg:x="12.929cm" svg:y="-1.55cm" svg:width="6.188cm" svg:height="1.99cm" draw:z-index="0"><draw:image xlink:href="Pictures/100000000000016F000000762AACFB93.jpg" xlink:type="simple" xlink:show="embed" xlink:actuate="onLoad"/></draw:frame><text:text-input text:description="&lt;_(&quot;Mail:&quot;)&gt;">Mail:</text:text-input> <text:text-input text:description="&lt;o.company_id.partner_id.email&gt;">Mail</text:text-input></text:p>
            </table:table-cell>
            <table:table-cell table:style-name="Tableau5.B1" office:value-type="string">
              <text:p text:style-name="MP3"/>
            </table:table-cell>
          </table:table-row>
        </table:table>
        <text:p text:style-name="Standard"/>
      </style:header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4">Direction</text:p>
            </table:table-cell>
            <table:table-cell table:style-name="Tableau4.B1" office:value-type="string">
              <text:p text:style-name="MP5"/>
            </table:table-cell>
            <table:table-cell table:style-name="Tableau4.A1" office:value-type="string">
              <text:p text:style-name="MP4">Client</text:p>
            </table:table-cell>
          </table:table-row>
          <table:table-row>
            <table:table-cell table:style-name="Tableau4.A2" office:value-type="string">
              <text:p text:style-name="Table_20_Contents"/>
              <text:p text:style-name="Table_20_Contents"/>
              <text:p text:style-name="Table_20_Contents"/>
            </table:table-cell>
            <table:table-cell table:style-name="Tableau4.B1" office:value-type="string">
              <text:p text:style-name="Table_20_Contents"/>
            </table:table-cell>
            <table:table-cell table:style-name="Tableau4.A2" office:value-type="string">
              <text:p text:style-name="Table_20_Contents"/>
            </table:table-cell>
          </table:table-row>
        </table:table>
        <text:p text:style-name="Footer"/>
        <text:p text:style-name="Footer"/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6"><text:text-input text:description="&lt;o.company_id.rml_footer&gt;">Tagline</text:text-inpu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es </meta:initial-creator>
    <meta:creation-date>2011-08-03T10:16:37</meta:creation-date>
    <dc:date>2016-01-02T22:35:27.02</dc:date>
    <meta:editing-duration>P1DT19H16M35S</meta:editing-duration>
    <meta:editing-cycles>361</meta:editing-cycles>
    <meta:generator>OpenOffice/4.1.1$Win32 OpenOffice.org_project/411m6$Build-9775</meta:generator>
    <meta:document-statistic meta:table-count="7" meta:image-count="1" meta:object-count="0" meta:page-count="1" meta:paragraph-count="26" meta:word-count="157" meta:character-count="681"/>
  </office:meta>
</office:document-meta>
</file>